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5"/>
    <style:style style:name="P3" style:family="paragraph" style:parent-style-name="Standard" style:list-style-name="L6"/>
    <style:style style:name="P4" style:family="paragraph" style:parent-style-name="Standard" style:list-style-name="L3">
      <style:paragraph-properties fo:margin-left="0.9846in" fo:margin-right="0in" fo:text-indent="-0.25in" style:auto-text-indent="false"/>
    </style:style>
    <style:style style:name="P5" style:family="paragraph" style:parent-style-name="Standard" style:list-style-name="L6">
      <style:paragraph-properties fo:margin-left="0.9846in" fo:margin-right="0in" fo:text-indent="-0.25in" style:auto-text-indent="false"/>
    </style:style>
    <style:style style:name="P6" style:family="paragraph" style:parent-style-name="Standard" style:list-style-name="L6">
      <style:paragraph-properties fo:margin-left="1.4772in" fo:margin-right="0in" fo:text-indent="-0.25in" style:auto-text-indent="fals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409in" fo:text-indent="-0.25in" fo:margin-left="0.5409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909in" fo:text-indent="-0.25in" fo:margin-left="0.7909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409in" fo:text-indent="-0.25in" fo:margin-left="1.0409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909in" fo:text-indent="-0.25in" fo:margin-left="1.2909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409in" fo:text-indent="-0.25in" fo:margin-left="1.5409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909in" fo:text-indent="-0.25in" fo:margin-left="1.7909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09in" fo:text-indent="-0.25in" fo:margin-left="2.0409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909in" fo:text-indent="-0.25in" fo:margin-left="2.2909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09in" fo:text-indent="-0.25in" fo:margin-left="2.5409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09in" fo:text-indent="-0.25in" fo:margin-left="2.7909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075in" fo:text-indent="-0.25in" fo:margin-left="0.70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9575in" fo:text-indent="-0.25in" fo:margin-left="0.95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075in" fo:text-indent="-0.25in" fo:margin-left="1.207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575in" fo:text-indent="-0.25in" fo:margin-left="1.45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075in" fo:text-indent="-0.25in" fo:margin-left="1.70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575in" fo:text-indent="-0.25in" fo:margin-left="1.95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075in" fo:text-indent="-0.25in" fo:margin-left="2.207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575in" fo:text-indent="-0.25in" fo:margin-left="2.45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075in" fo:text-indent="-0.25in" fo:margin-left="2.70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575in" fo:text-indent="-0.25in" fo:margin-left="2.95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409in" fo:text-indent="-0.25in" fo:margin-left="0.5409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909in" fo:text-indent="-0.25in" fo:margin-left="0.7909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409in" fo:text-indent="-0.25in" fo:margin-left="1.0409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909in" fo:text-indent="-0.25in" fo:margin-left="1.2909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409in" fo:text-indent="-0.25in" fo:margin-left="1.5409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909in" fo:text-indent="-0.25in" fo:margin-left="1.7909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09in" fo:text-indent="-0.25in" fo:margin-left="2.0409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909in" fo:text-indent="-0.25in" fo:margin-left="2.2909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09in" fo:text-indent="-0.25in" fo:margin-left="2.5409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09in" fo:text-indent="-0.25in" fo:margin-left="2.7909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ow to print on forms: Quickly, simply, painlessly. <text:s/>Pick all three!</text:h>
      <text:p text:style-name="Standard"></text:p>
      <text:list xml:id="list911235233" text:style-name="L1">
        <text:list-item>
          <text:p text:style-name="P1">What is PostScript?</text:p>
        </text:list-item>
        <text:list-item>
          <text:p text:style-name="P1">How can Python save me time?</text:p>
        </text:list-item>
        <text:list-item>
          <text:p text:style-name="P1">What advantages are there in separating code from data?</text:p>
          <text:p text:style-name="P1"></text:p>
        </text:list-item>
        <text:list-item>
          <text:p text:style-name="P1">Disclaimer: Have small bug</text:p>
        </text:list-item>
      </text:list>
      <text:p text:style-name="Standard"></text:p>
      <text:list xml:id="list1869441644" text:style-name="L5">
        <text:list-item>
          <text:p text:style-name="P2">PostScript</text:p>
        </text:list-item>
      </text:list>
      <text:list xml:id="list723129396" text:style-name="L3">
        <text:list-item>
          <text:p text:style-name="P4">A Turing-complete language, which was designed to run in printers</text:p>
        </text:list-item>
        <text:list-item>
          <text:p text:style-name="P4">What you send to your printer is a <text:span text:style-name="T1">program</text:span> which computes what you want to see.</text:p>
        </text:list-item>
        <text:list-item>
          <text:p text:style-name="P4">Programs can be written by other programs.</text:p>
        </text:list-item>
        <text:list-item>
          <text:p text:style-name="P4">Most modern printers don't understand PostScript: PostScript interpreting and image rasterisation now done in PC</text:p>
        </text:list-item>
      </text:list>
      <text:p text:style-name="Standard"></text:p>
      <text:list xml:id="list1385267637" text:style-name="L6">
        <text:list-item>
          <text:p text:style-name="P3">Scan original form</text:p>
        </text:list-item>
        <text:list-item>
          <text:p text:style-name="P5">Remove left border so you get good alignment</text:p>
        </text:list-item>
        <text:list-item>
          <text:p text:style-name="P5">Make sure it's carefully lined up</text:p>
        </text:list-item>
        <text:list-item>
          <text:p text:style-name="P5">Take a copy while you're there</text:p>
        </text:list-item>
        <text:list-item>
          <text:p text:style-name="P5">Scan. 150 or 300dpi is good. <text:s/>Write down your choice!</text:p>
        </text:list-item>
        <text:list-item>
          <text:p text:style-name="P5">Crop</text:p>
        </text:list-item>
        <text:list-item>
          <text:p text:style-name="P5">Save as png</text:p>
          <text:p text:style-name="P5"/>
        </text:list-item>
        <text:list-item>
          <text:p text:style-name="P3"><text:s/>Load image into Gimp</text:p>
        </text:list-item>
        <text:list-item>
          <text:p text:style-name="P5"><text:s/>Check that the dpi setting is right.</text:p>
        </text:list-item>
        <text:list-item>
          <text:p text:style-name="P6">If not, change it in Image -&gt; Print size</text:p>
        </text:list-item>
        <text:list-item>
          <text:p text:style-name="P5">Set coordinates to "points" - 72 units per inch</text:p>
          <text:p text:style-name="P3"></text:p>
        </text:list-item>
        <text:list-item>
          <text:p text:style-name="P3">Open a spreadsheet</text:p>
        </text:list-item>
        <text:list-item>
          <text:p text:style-name="P5">Columns: Font,X,Y,Name,Value</text:p>
        </text:list-item>
        <text:list-item>
          <text:p text:style-name="P5">Read cursor position from Gimp</text:p>
        </text:list-item>
        <text:list-item>
          <text:p text:style-name="P5">Fill out in spreadsheet</text:p>
        </text:list-item>
        <text:list-item>
          <text:p text:style-name="P5">Use cell references for alignment</text:p>
          <text:p text:style-name="P3"></text:p>
        </text:list-item>
        <text:list-item>
          <text:p text:style-name="P3">Write a Python filter</text:p>
        </text:list-item>
        <text:list-item>
          <text:p text:style-name="P5">Reads a .csv file</text:p>
        </text:list-item>
        <text:list-item>
          <text:p text:style-name="P5">Emits postscript</text:p>
        </text:list-item>
        <text:list-item>
          <text:p text:style-name="P5">Add prologue and epilogue</text:p>
          <text:p text:style-name="P3"></text:p>
        </text:list-item>
        <text:list-item>
          <text:p text:style-name="P3">Key points</text:p>
        </text:list-item>
        <text:list-item>
          <text:p text:style-name="P5">Separation of data and programs</text:p>
        </text:list-item>
        <text:list-item>
          <text:p text:style-name="P5">Use cool system libraries</text:p>
        </text:list-item>
        <text:list-item>
          <text:p text:style-name="P5">PostScript is a cool language!</text:p>
          <text:p text:style-name="P3"></text:p>
        </text:list-item>
        <text:list-item>
          <text:p text:style-name="P3">Advanced</text:p>
        </text:list-item>
        <text:list-item>
          <text:p text:style-name="P5">Put PostScript header and footer in separate file</text:p>
        </text:list-item>
        <text:list-item>
          <text:p text:style-name="P5">Multi-line</text:p>
        </text:list-item>
        <text:list-item>
          <text:p text:style-name="P5">Wrapping, clipping</text:p>
        </text:list-item>
        <text:list-item>
          <text:p text:style-name="P5"><text:soft-page-break/>Print test sheet</text:p>
        </text:list-item>
        <text:list-item>
          <text:p text:style-name="P5">Is your printer printing truly? <text:s/>(My printer: A little wrong in the Y direction)</text:p>
        </text:list-item>
        <text:list-item>
          <text:p text:style-name="P5">Can be fixed with an affine transform, something PostScript does easily</text:p>
        </text:list-item>
      </text:list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tch Davis</meta:initial-creator>
    <meta:creation-date>2011-12-15T18:59:42</meta:creation-date>
    <meta:printed-by>Mitch Davis</meta:printed-by>
    <meta:print-date>2011-12-15T19:06:47</meta:print-date>
    <meta:document-statistic meta:table-count="0" meta:image-count="0" meta:object-count="0" meta:page-count="2" meta:paragraph-count="50" meta:word-count="278" meta:character-count="1493"/>
    <dc:date>2011-12-15T20:55:10</dc:date>
    <dc:creator>Mitch Davis</dc:creator>
    <meta:editing-duration>PT1H45M7S</meta:editing-duration>
    <meta:editing-cycles>1</meta:editing-cycles>
    <meta:generator>OpenOffice.org/3.3$Unix OpenOffice.org_project/330m20$Build-9567</meta:generator>
  </office:meta>
</office:document-meta>
</file>